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customer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i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w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m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r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wa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ubak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an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ase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ht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b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ak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7:03:44.532384451</meta:creation-date>
    <dc:date>2021-08-28T17:06:34.698007186</dc:date>
    <meta:editing-duration>PT2M50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